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rsid="00017291" officeooo:paragraph-rsid="0001729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17291" officeooo:paragraph-rsid="00017291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ovide a justification for your design and experimental decisions.</text:p>
          <text:p text:style-name="P2">In both of my models, I removed most columns except for Pclass, Age, SibSp, Parch, and Sex. I believed that these features would be the most important for determining if someone died or not. </text:p>
          <text:p text:style-name="P2">Sex was one-hot encoded because it is categorical data.</text:p>
          <text:p text:style-name="P2">The rest were normalized to make the log loss model work better with the features.</text:p>
        </text:list-item>
        <text:list-item>
          <text:p text:style-name="P1">Report validation accuracy on SKLearn and From Scratch models. Is the accuracy the same? Can you provide any insights on model performance?</text:p>
          <text:p text:style-name="P2">SKLearn gave me 75.4% accuracy, and my personal model apparently was 0% accuracy.</text:p>
          <text:p text:style-name="P2">I believe that my personal model performed so poorly because of the way that I submitted my data? I’m not entirely sure why it literally has a 0% score. I spent so long trying to get this to work that I’m just going to submit what I have.<text:line-break/>I would like to know what I did wrong? The code I have written may not be the best organized code in existence.</text:p>
        </text:list-item>
        <text:list-item>
          <text:p text:style-name="P3">Submit to the competition your best performing model. What was your final test score and ranking?</text:p>
          <text:p text:style-name="P4">My SKLearn model achieved a score of 75.4%. That puts me at 11,385<text:span text:style-name="T1">th</text:span> plac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0:44:40.886858100</meta:creation-date>
    <dc:date>2025-09-20T00:52:16.707251600</dc:date>
    <meta:editing-duration>PT7M36S</meta:editing-duration>
    <meta:editing-cycles>1</meta:editing-cycles>
    <meta:document-statistic meta:table-count="0" meta:image-count="0" meta:object-count="0" meta:page-count="1" meta:paragraph-count="9" meta:word-count="206" meta:character-count="1143" meta:non-whitespace-character-count="948"/>
    <meta:generator>LibreOffice/25.2.5.2$Windows_X86_64 LibreOffice_project/03d19516eb2e1dd5d4ccd751a0d6f35f35e08022</meta:generator>
  </office:meta>
</office:document-meta>
</file>